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283.92mm" svg:height="159.7mm" svg:x="61.77mm" svg:y="25.43mm">
            <loext:p draw:notify-on-update-of-ranges="Лист1.A1:Лист1.A1 Лист1.A2:Лист1.A6 Лист1.B1:Лист1.B1 Лист1.B2:Лист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Интервал между опросами</text:p>
          </table:table-cell>
          <table:table-cell table:style-name="Default" office:value-type="string" calcext:value-type="string">
            <text:p>Уровень энергопотребления</text:p>
          </table:table-cell>
        </table:table-row>
        <table:table-row table:style-name="ro1">
          <table:table-cell office:value-type="string" calcext:value-type="string">
            <text:p>Обычное использование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60с.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30с.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15с.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5с.</text:p>
          </table:table-cell>
          <table:table-cell office:value-type="percentage" office:value="0.36" calcext:value-type="percentage">
            <text:p>36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1:12:54.851000000</meta:creation-date>
    <dc:date>2019-03-08T11:28:22.125000000</dc:date>
    <meta:editing-duration>PT15M27S</meta:editing-duration>
    <meta:editing-cycles>2</meta:editing-cycles>
    <meta:generator>LibreOffice/5.2.4.2$Windows_x86 LibreOffice_project/3d5603e1122f0f102b62521720ab13a38a4e0eb0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93cm" svg:height="15.971cm" xlink:href=".." xlink:type="simple" chart:class="chart:bar" chart:style-name="ch1">
        <chart:title svg:x="12.089cm" svg:y="0.455cm" chart:style-name="ch2">
          <text:p>Энергопотребление</text:p>
        </chart:title>
        <chart:plot-area chart:style-name="ch3" table:cell-range-address="Лист1.A1:Лист1.B6" chart:data-source-has-labels="both" svg:x="0.567cm" svg:y="1.553cm" svg:width="27.259cm" svg:height="14.099cm">
          <chartooo:coordinate-region svg:x="1.982cm" svg:y="1.752cm" svg:width="25.844cm" svg:height="13.253cm"/>
          <chart:axis chart:dimension="x" chart:name="primary-x" chart:style-name="ch4" chartooo:axis-type="auto">
            <chartooo:date-scale/>
            <chart:categories table:cell-range-address="Лист1.A2:Лист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6" chart:label-cell-address="Лист1.B1:Лист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ровень энергопотребления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Обычное использование</text:p>
                <draw:g>
                  <svg:desc>Лист1.A2:Лист1.A6</svg:desc>
                </draw:g>
              </table:table-cell>
              <table:table-cell office:value-type="float" office:value="0.1">
                <text:p>0.1</text:p>
                <draw:g>
                  <svg:desc>Лист1.B2:Лист1.B6</svg:desc>
                </draw:g>
              </table:table-cell>
            </table:table-row>
            <table:table-row>
              <table:table-cell office:value-type="string">
                <text:p>60с.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с.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5с.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с.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